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246.25pt"/>
    </style:style>
    <style:style style:name="co3" style:family="table-column">
      <style:table-column-properties fo:break-before="auto" style:column-width="185.2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0.21pt"/>
    </style:style>
    <style:style style:name="co6" style:family="table-column">
      <style:table-column-properties fo:break-before="auto" style:column-width="14.66pt"/>
    </style:style>
    <style:style style:name="co7" style:family="table-column">
      <style:table-column-properties fo:break-before="auto" style:column-width="12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47.99pt" fo:break-before="auto" style:use-optimal-row-height="false"/>
    </style:style>
    <style:style style:name="ro6" style:family="table-row">
      <style:table-row-properties style:row-height="61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number-columns-repeated="1016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Ольга Ф.</text:p>
          </table:table-cell>
          <table:table-cell office:value-type="string" calcext:value-type="string">
            <text:p>    Самооценка и уверенность в себе</text:p>
            <text:p>    Семейные и партнерские отношения (в целом)</text:p>
            <text:p>    Потеря близкого человека</text:p>
            <text:p>    Конфликты, ссоры, трудности в общении</text:p>
          </table:table-cell>
          <table:table-cell office:value-type="string" calcext:value-type="string">
            <text:p><text:s text:c="4"/>Гештальт-терапия</text:p>
          </table:table-cell>
          <table:table-cell office:value-type="string" calcext:value-type="string">
            <text:p>От 2500 ₽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Галина Петровна М.</text:p>
          </table:table-cell>
          <table:table-cell office:value-type="string" calcext:value-type="string">
            <text:p>    Психосоматика</text:p>
            <text:p>    Самооценка и уверенность в себе</text:p>
            <text:p>    Разводы</text:p>
            <text:p>    Конфликты, ссоры, трудности в общении</text:p>
          </table:table-cell>
          <table:table-cell office:value-type="string" calcext:value-type="string">
            <text:p>    Системная семейная терапия (ССТ)</text:p>
            <text:p>    Психодинамические подходы</text:p>
          </table:table-cell>
          <table:table-cell office:value-type="string" calcext:value-type="string">
            <text:p>От 2500 ₽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Ольга М.</text:p>
          </table:table-cell>
          <table:table-cell office:value-type="string" calcext:value-type="string">
            <text:p>    Самооценка и уверенность в себе</text:p>
            <text:p>    Семейные и партнерские отношения (в целом)</text:p>
            <text:p>    Разводы</text:p>
            <text:p>    Конфликты, ссоры, трудности в общении</text:p>
          </table:table-cell>
          <table:table-cell office:value-type="string" calcext:value-type="string">
            <text:p>    Системная семейная терапия (ССТ)</text:p>
            <text:p>    Нарративная терапия</text:p>
          </table:table-cell>
          <table:table-cell office:value-type="string" calcext:value-type="string">
            <text:p>От 3000 ₽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Ирина К.</text:p>
          </table:table-cell>
          <table:table-cell office:value-type="string" calcext:value-type="string">
            <text:p>    Самооценка и уверенность в себе</text:p>
            <text:p>    Самоопределение, смысл жизни, другие экзистенциальные вопросы</text:p>
            <text:p>    Семейные и партнерские отношения (в целом)</text:p>
            <text:p>    Конфликты, ссоры, трудности в общении</text:p>
          </table:table-cell>
          <table:table-cell office:value-type="string" calcext:value-type="string">
            <text:p><text:s text:c="4"/>Экзистенциальный анализ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отправлял первичный запрос</text:p>
          </table:table-cell>
          <table:table-cell office:value-type="string" calcext:value-type="string">
            <text:p>отправлял подробное описание</text:p>
          </table:table-cell>
          <table:table-cell office:value-type="string" calcext:value-type="string">
            <text:p>Ирина прочитала и выразила согласие</text:p>
          </table:table-cell>
          <table:table-cell office:value-type="string" calcext:value-type="string">
            <text:p>я ответил, что “перезвоню”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Елена Т.</text:p>
          </table:table-cell>
          <table:table-cell office:value-type="string" calcext:value-type="string">
            <text:p>    Принятие решений и мотивация</text:p>
            <text:p>    Семейные и партнерские отношения (в целом)</text:p>
            <text:p>    Разводы</text:p>
            <text:p>    Конфликты, ссоры, трудности в общении</text:p>
          </table:table-cell>
          <table:table-cell office:value-type="string" calcext:value-type="string">
            <text:p>    Системная семейная терапия (ССТ)</text:p>
            <text:p>    Ориентированная на решение терапия (ОРКТ(SFBT))</text:p>
            <text:p>    Гештальт-терапия</text:p>
          </table:table-cell>
          <table:table-cell office:value-type="string" calcext:value-type="string">
            <text:p>От 2000 ₽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Максим К.</text:p>
          </table:table-cell>
          <table:table-cell office:value-type="string" calcext:value-type="string">
            <text:p>    Депрессия</text:p>
            <text:p>    Самооценка и уверенность в себе</text:p>
            <text:p>    Самоопределение, смысл жизни, другие экзистенциальные вопросы</text:p>
            <text:p>    Конфликты, ссоры, трудности в общении</text:p>
          </table:table-cell>
          <table:table-cell office:value-type="string" calcext:value-type="string">
            <text:p><text:s text:c="4"/>Экзистенциальный анализ</text:p>
          </table:table-cell>
          <table:table-cell office:value-type="string" calcext:value-type="string">
            <text:p>От 1500 ₽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отправлял первичный запрос</text:p>
          </table:table-cell>
          <table:table-cell office:value-type="string" calcext:value-type="string">
            <text:p>отправлял подробное описание</text:p>
          </table:table-cell>
          <table:table-cell office:value-type="string" calcext:value-type="string">
            <text:p>Максим ответил и посоветовал кпт и системную терапию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Николай П.</text:p>
          </table:table-cell>
          <table:table-cell office:value-type="string" calcext:value-type="string">
            <text:p>    Депрессия</text:p>
            <text:p>    Зависимость от игр</text:p>
            <text:p>    Самооценка и уверенность в себе</text:p>
            <text:p>    Конфликты, ссоры, трудности в общении</text:p>
          </table:table-cell>
          <table:table-cell office:value-type="string" calcext:value-type="string">
            <text:p>    Системная семейная терапия (ССТ)</text:p>
            <text:p>    Гештальт-терапия</text:p>
          </table:table-cell>
          <table:table-cell office:value-type="string" calcext:value-type="string">
            <text:p>2000 ₽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Мария С.</text:p>
          </table:table-cell>
          <table:table-cell office:value-type="string" calcext:value-type="string">
            <text:p>    Сильные эмоции (гнев, агрессия, вина, обида), стресс</text:p>
            <text:p>    Депрессия</text:p>
            <text:p>    Самооценка и уверенность в себе</text:p>
            <text:p>    Конфликты, ссоры, трудности в общении</text:p>
          </table:table-cell>
          <table:table-cell office:value-type="string" calcext:value-type="string">
            <text:p><text:s text:c="4"/>Транзактный анализ</text:p>
          </table:table-cell>
          <table:table-cell office:value-type="string" calcext:value-type="string">
            <text:p>От 3000 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Ксения З.</text:p>
          </table:table-cell>
          <table:table-cell office:value-type="string" calcext:value-type="string">
            <text:p>    Сильные эмоции (гнев, агрессия, вина, обида), стресс</text:p>
            <text:p>    Навязчивости</text:p>
            <text:p>    Самооценка и уверенность в себе</text:p>
            <text:p>    Семейные и партнерские отношения (в целом)</text:p>
          </table:table-cell>
          <table:table-cell office:value-type="string" calcext:value-type="string">
            <text:p><text:s text:c="4"/>Гештальт-терапия</text:p>
          </table:table-cell>
          <table:table-cell office:value-type="string" calcext:value-type="string">
            <text:p>От 2500 ₽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Николай Р.</text:p>
          </table:table-cell>
          <table:table-cell office:value-type="string" calcext:value-type="string">
            <text:p>    Страхи/фобии, тревога</text:p>
            <text:p>    Депрессия</text:p>
            <text:p>    Самооценка и уверенность в себе</text:p>
            <text:p>    Самоопределение, смысл жизни, другие экзистенциальные вопросы</text:p>
          </table:table-cell>
          <table:table-cell office:value-type="string" calcext:value-type="string">
            <text:p>Когнитивно-бихевиоральная терапия (КБТ/КПТ)</text:p>
          </table:table-cell>
          <table:table-cell office:value-type="string" calcext:value-type="string">
            <text:p>2500 ₽</text:p>
          </table:table-cell>
          <table:table-cell office:value-type="string" calcext:value-type="string">
            <text:p><text:a xlink:href="https://psyalter.ru/client-form?mode=profile&amp;hash_ids=6c1343d7cacb63ac4404c9bebedb438e628ada11&amp;results_key=14" xlink:type="simple">https://psyalter.ru/client-form?mode=profile&amp;hash_ids=6c1343d7cacb63ac4404c9bebedb438e628ada11&amp;results_key=14</text:a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отправлял первичный запрос</text:p>
          </table:table-cell>
          <table:table-cell office:value-type="string" calcext:value-type="string">
            <text:p>отправлял подробное описание</text:p>
          </table:table-cell>
          <table:table-cell office:value-type="string" calcext:value-type="string">
            <text:p>Николай ответил и сказал, что занимается не кпт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Анна Ц.</text:p>
          </table:table-cell>
          <table:table-cell office:value-type="string" calcext:value-type="string">
            <text:p>    Сильные эмоции (гнев, агрессия, вина, обида), стресс</text:p>
            <text:p>    Страхи/фобии, тревога</text:p>
            <text:p>    Самооценка и уверенность в себе</text:p>
            <text:p>    Конфликты, ссоры, трудности в общении</text:p>
          </table:table-cell>
          <table:table-cell office:value-type="string" calcext:value-type="string">
            <text:p>    Когнитивно-бихевиоральная терапия (КБТ/КПТ)</text:p>
            <text:p>    Арт-терапия/Сказкотерапия/Символдрама/Песочная терапия</text:p>
          </table:table-cell>
          <table:table-cell table:style-name="Default" office:value-type="string" calcext:value-type="string">
            <text:p>2500 ₽</text:p>
          </table:table-cell>
          <table:table-cell office:value-type="string" calcext:value-type="string">
            <text:p><text:a xlink:href="https://psyalter.ru/client-form?mode=profile&amp;hash_ids=c4ffd7fdf3b773d1c9c765eda56cf56ab4e2950a&amp;results_key=14" xlink:type="simple">https://psyalter.ru/client-form?mode=profile&amp;hash_ids=c4ffd7fdf3b773d1c9c765eda56cf56ab4e2950a&amp;results_key=14</text:a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отправлял первичный запрос</text:p>
          </table:table-cell>
          <table:table-cell office:value-type="string" calcext:value-type="string">
            <text:p>отправлял подробное описание</text:p>
          </table:table-cell>
          <table:table-cell office:value-type="string" calcext:value-type="string">
            <text:p>Анна не ответила, я ее пинганул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21:32:55.157816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2:23:51.219636278</meta:creation-date>
    <dc:date>2020-07-25T21:37:39.145335336</dc:date>
    <meta:editing-duration>PT15H57M58S</meta:editing-duration>
    <meta:editing-cycles>5</meta:editing-cycles>
    <meta:generator>LibreOffice/6.0.7.3$Linux_X86_64 LibreOffice_project/00m0$Build-3</meta:generator>
    <meta:document-statistic meta:table-count="1" meta:cell-count="92" meta:object-count="0"/>
  </office:meta>
</office:document-meta>
</file>